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FilterTest_long.test_namefilte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ean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FilterTest_long.process( Object source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FilterTest_long.test_name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